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2cm" table:align="margins"/>
    </style:style>
    <style:style style:name="Table1.A" style:family="table-column">
      <style:table-column-properties style:column-width="20.2cm" style:rel-column-width="65535*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2.189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2.25pt" style:font-size-complex="14pt"/>
    </style:style>
    <style:style style:name="P2" style:family="paragraph" style:parent-style-name="Table_20_Contents">
      <style:text-properties fo:font-size="14pt" officeooo:rsid="0031f684" officeooo:paragraph-rsid="0031f684" style:font-size-asian="12.25pt" style:font-size-complex="14pt"/>
    </style:style>
    <style:style style:name="P3" style:family="paragraph" style:parent-style-name="Standard">
      <style:text-properties fo:font-size="14pt" style:font-size-asian="12.25pt" style:font-size-complex="14pt"/>
    </style:style>
    <style:style style:name="P4" style:family="paragraph" style:parent-style-name="Header">
      <style:paragraph-properties fo:text-align="center" style:justify-single-word="false"/>
      <style:text-properties fo:font-size="13pt" officeooo:rsid="00adcd69" officeooo:paragraph-rsid="0032fc3d" style:font-size-asian="13pt" style:font-size-complex="13pt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text-input text:description="&lt;company_name(o)&gt;">Company Name</text:text-input></text:span>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/>
            <text:p text:style-name="P2">Bin Name: <text:text-input text:description="&lt;o.name&gt;">Name</text:text-input></text:p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>Bin Confirmation Code: <text:s/><text:text-input text:description="&lt;o.bin_confirmation_code&gt;">Bin Confirmation Code</text:text-input></text:p>
            <text:p text:style-name="P2"><text:s text:c="40"/></text:p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2cm" fo:page-height="7.8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19:59.880426182</meta:creation-date>
    <dc:date>2017-01-05T17:22:09.612075218</dc:date>
    <meta:editing-duration>PT3H39M26S</meta:editing-duration>
    <meta:editing-cycles>78</meta:editing-cycles>
    <meta:generator>LibreOffice/4.2.8.2$Linux_X86_64 LibreOffice_project/420m0$Build-2</meta:generator>
    <meta:document-statistic meta:table-count="1" meta:image-count="0" meta:object-count="0" meta:page-count="1" meta:paragraph-count="4" meta:word-count="17" meta:character-count="118" meta:non-whitespace-character-count="68"/>
  </office:meta>
</office:document-meta>
</file>